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e1" style:family="table">
      <style:table-properties style:width="4.4757in" fo:margin-top="0in" fo:margin-bottom="0in" table:align="center" style:writing-mode="lr-tb"/>
    </style:style>
    <style:style style:name="Table1.A" style:family="table-column">
      <style:table-column-properties style:column-width="4.475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424in" fo:margin-top="0in" fo:margin-bottom="0in" table:align="center" style:writing-mode="lr-tb"/>
    </style:style>
    <style:style style:name="Table2.A" style:family="table-column">
      <style:table-column-properties style:column-width="6.242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List_20_Paragraph">
      <style:paragraph-properties fo:margin-top="0in" fo:margin-bottom="0in" style:contextual-spacing="true" fo:line-height="100%"/>
    </style:style>
    <style:style style:name="P2" style:family="paragraph" style:parent-style-name="Standard">
      <style:paragraph-properties fo:margin-top="0in" fo:margin-bottom="0in" style:contextual-spacing="false" fo:line-height="100%"/>
    </style:style>
    <style:style style:name="P3" style:family="paragraph" style:parent-style-name="Standard">
      <style:paragraph-properties fo:margin-top="0in" fo:margin-bottom="0in" style:contextual-spacing="false" fo:line-height="100%" fo:text-align="justify" style:justify-single-word="false"/>
      <style:text-properties officeooo:paragraph-rsid="000ca992"/>
    </style:style>
    <style:style style:name="P4" style:family="paragraph" style:parent-style-name="Standard">
      <style:paragraph-properties fo:margin-top="0.1665in" fo:margin-bottom="0.1665in" style:contextual-spacing="true" fo:line-height="100%" fo:text-align="center" style:justify-single-word="false"/>
      <style:text-properties fo:font-size="20pt" fo:font-weight="bold" style:font-size-asian="20pt" style:font-weight-asian="bold" style:font-size-complex="16pt"/>
    </style:style>
    <style:style style:name="P5" style:family="paragraph" style:parent-style-name="Standard">
      <style:paragraph-properties fo:margin-top="0in" fo:margin-bottom="0in" style:contextual-spacing="false" fo:line-height="100%" fo:text-align="center" style:justify-single-word="false"/>
      <style:text-properties fo:font-size="20pt" fo:font-weight="bold" style:font-size-asian="20pt" style:font-weight-asian="bold" style:font-size-complex="16pt"/>
    </style:style>
    <style:style style:name="P6" style:family="paragraph" style:parent-style-name="Standard">
      <style:paragraph-properties fo:margin-top="0in" fo:margin-bottom="0in" style:contextual-spacing="false" fo:line-height="100%" fo:text-align="center" style:justify-single-word="false"/>
      <style:text-properties fo:font-style="italic" style:font-style-asian="italic"/>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fr" fo:country="FR" officeooo:rsid="000b0ba2" officeooo:paragraph-rsid="000b0ba2" style:letter-kerning="fals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style:text-properties fo:font-weight="bold" style:font-weight-asian="bold"/>
    </style:style>
    <style:style style:name="P10" style:family="paragraph" style:parent-style-name="Standard">
      <style:paragraph-properties fo:margin-top="0in" fo:margin-bottom="0in" style:contextual-spacing="false" fo:line-height="100%"/>
      <style:text-properties officeooo:rsid="000fa2a4" officeooo:paragraph-rsid="000fa2a4"/>
    </style:style>
    <style:style style:name="P11" style:family="paragraph" style:parent-style-name="Text_20_body">
      <style:paragraph-properties fo:text-align="justify" style:justify-single-word="false"/>
      <style:text-properties officeooo:rsid="00103f4d" officeooo:paragraph-rsid="00103f4d"/>
    </style:style>
    <style:style style:name="P12" style:family="paragraph" style:parent-style-name="Heading_20_1">
      <style:paragraph-properties fo:break-before="page"/>
    </style:style>
    <style:style style:name="P13" style:family="paragraph" style:parent-style-name="List_20_Paragraph" style:list-style-name="WWNum1"/>
    <style:style style:name="P14" style:family="paragraph" style:parent-style-name="List_20_Paragraph" style:list-style-name="WWNum1">
      <style:paragraph-properties fo:margin-top="0in" fo:margin-bottom="0in" style:contextual-spacing="true" fo:line-height="100%"/>
    </style:style>
    <style:style style:name="P15" style:family="paragraph" style:parent-style-name="Standard">
      <style:paragraph-properties fo:margin-top="0.1665in" fo:margin-bottom="0.1665in" style:contextual-spacing="true" fo:line-height="100%" fo:text-align="center" style:justify-single-word="false"/>
      <style:text-properties fo:font-size="20pt" fo:font-weight="bold" style:font-size-asian="20pt" style:font-weight-asian="bold" style:font-size-complex="16pt"/>
    </style:style>
    <style:style style:name="P16" style:family="paragraph" style:parent-style-name="Standard">
      <style:paragraph-properties fo:margin-top="0in" fo:margin-bottom="0in" style:contextual-spacing="false" fo:line-height="100%" fo:text-align="center" style:justify-single-word="false"/>
      <style:text-properties fo:font-style="italic" style:font-style-asian="italic"/>
    </style:style>
    <style:style style:name="P17" style:family="paragraph" style:parent-style-name="Standard">
      <style:paragraph-properties fo:margin-top="0in" fo:margin-bottom="0in" style:contextual-spacing="false" fo:line-height="100%"/>
      <style:text-properties fo:font-weight="bold" style:font-weight-asian="bold"/>
    </style:style>
    <style:style style:name="P18" style:family="paragraph" style:parent-style-name="Standard">
      <style:paragraph-properties fo:margin-top="0in" fo:margin-bottom="0in" style:contextual-spacing="false" fo:line-height="135%" fo:text-align="end" style:justify-single-word="false"/>
    </style:style>
    <style:style style:name="P19" style:family="paragraph" style:parent-style-name="Standard">
      <style:paragraph-properties fo:margin-top="0in" fo:margin-bottom="0in" style:contextual-spacing="false" fo:line-height="135%"/>
    </style:style>
    <style:style style:name="P20" style:family="paragraph" style:parent-style-name="Standard">
      <style:paragraph-properties fo:margin-left="0.2665in" fo:margin-right="0in" fo:margin-top="0in" fo:margin-bottom="0in" style:contextual-spacing="false" fo:line-height="100%" fo:text-indent="-0.2665in" style:auto-text-indent="false">
        <style:tab-stops>
          <style:tab-stop style:position="0.2665in"/>
        </style:tab-stops>
      </style:paragraph-properties>
      <style:text-properties officeooo:paragraph-rsid="001f97c2"/>
    </style:style>
    <style:style style:name="P21" style:family="paragraph" style:parent-style-name="Standard">
      <style:paragraph-properties fo:margin-left="0.2665in" fo:margin-right="0in" fo:margin-top="0in" fo:margin-bottom="0in" style:contextual-spacing="false" fo:line-height="100%" fo:text-indent="-0.2665in" style:auto-text-indent="false">
        <style:tab-stops>
          <style:tab-stop style:position="0.2665in"/>
        </style:tab-stops>
      </style:paragraph-properties>
      <style:text-properties fo:language="zxx" fo:country="none" officeooo:paragraph-rsid="001f97c2" style:language-asian="zxx" style:country-asian="none" style:language-complex="zxx" style:country-complex="none"/>
    </style:style>
    <style:style style:name="P22" style:family="paragraph" style:parent-style-name="Text_20_body">
      <style:text-properties fo:font-weight="bold" officeooo:rsid="000fa2a4" officeooo:paragraph-rsid="000fa2a4" style:font-weight-asian="bold"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officeooo:rsid="000fa2a4" style:font-style-asian="italic" style:font-style-complex="italic"/>
    </style:style>
    <style:style style:name="T4" style:family="text">
      <style:text-properties fo:font-style="italic" officeooo:rsid="000ca992" style:font-style-asian="italic" style:font-style-complex="italic"/>
    </style:style>
    <style:style style:name="T5" style:family="text">
      <style:text-properties fo:font-weight="bold" style:font-weight-asian="bold"/>
    </style:style>
    <style:style style:name="T6" style:family="text">
      <style:text-properties officeooo:rsid="000ca992"/>
    </style:style>
    <style:style style:name="T7" style:family="text">
      <style:text-properties officeooo:rsid="000d4b64"/>
    </style:style>
    <style:style style:name="T8" style:family="text">
      <style:text-properties officeooo:rsid="000e8fc8"/>
    </style:style>
    <style:style style:name="T9" style:family="text">
      <style:text-properties officeooo:rsid="000fa2a4"/>
    </style:style>
    <style:style style:name="T10" style:family="text">
      <style:text-properties officeooo:rsid="001095e3"/>
    </style:style>
    <style:style style:name="T11" style:family="text">
      <style:text-properties officeooo:rsid="00116cb4"/>
    </style:style>
    <style:style style:name="T12" style:family="text">
      <style:text-properties officeooo:rsid="00118d60"/>
    </style:style>
    <style:style style:name="T13" style:family="text">
      <style:text-properties officeooo:rsid="00131cfb"/>
    </style:style>
    <style:style style:name="T14" style:family="text">
      <style:text-properties officeooo:rsid="0016ab9a"/>
    </style:style>
    <style:style style:name="T15" style:family="text">
      <style:text-properties officeooo:rsid="001837ae"/>
    </style:style>
    <style:style style:name="T16" style:family="text">
      <style:text-properties officeooo:rsid="00188f6a"/>
    </style:style>
    <style:style style:name="T17" style:family="text">
      <style:text-properties officeooo:rsid="001c16fe"/>
    </style:style>
    <style:style style:name="T18" style:family="text">
      <style:text-properties officeooo:rsid="001d5c1b"/>
    </style:style>
    <style:style style:name="T19" style:family="text">
      <style:text-properties officeooo:rsid="002133f6"/>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font-style-asian="italic" style:language-complex="zxx" style:country-complex="none"/>
    </style:style>
    <style:style style:name="T22" style:family="text">
      <style:text-properties officeooo:rsid="0026f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1 Informatique – UE Projet</text:p>
      <text:p text:style-name="P4">Carnet de bord : les coulisses de la recherche documentaire</text:p>
      <text:p text:style-name="P6">Les éléments que vous indiquez dans ce carnet donneront lieu à une notation</text:p>
      <text:p text:style-name="P6"/>
      <text:p text:style-name="P5"/>
      <text:p text:style-name="P2"/>
      <text:p text:style-name="P9">Noms, prénoms et spécialité :</text:p>
      <table:table table:name="Table1" table:style-name="Table1">
        <table:table-column table:style-name="Table1.A"/>
        <table:table-row table:style-name="Table1.1">
          <table:table-cell table:style-name="Table1.A1" office:value-type="string">
            <text:p text:style-name="P8">DELEFOSSE Aymeric – <text:span text:style-name="T18">DAC</text:span></text:p>
            <text:p text:style-name="P7"/>
          </table:table-cell>
        </table:table-row>
        <table:table-row table:style-name="Table1.1">
          <table:table-cell table:style-name="Table1.A1" office:value-type="string">
            <text:p text:style-name="P7"/>
            <text:p text:style-name="P7"/>
          </table:table-cell>
        </table:table-row>
        <table:table-row table:style-name="Table1.1">
          <table:table-cell table:style-name="Table1.A1" office:value-type="string">
            <text:p text:style-name="P7"/>
            <text:p text:style-name="P7"/>
          </table:table-cell>
        </table:table-row>
        <table:table-row table:style-name="Table1.1">
          <table:table-cell table:style-name="Table1.A1" office:value-type="string">
            <text:p text:style-name="P7"/>
            <text:p text:style-name="P7"/>
          </table:table-cell>
        </table:table-row>
      </table:table>
      <text:p text:style-name="P2"/>
      <text:p text:style-name="P2"/>
      <text:p text:style-name="P9">Sujet :</text:p>
      <table:table table:name="Table2" table:style-name="Table2">
        <table:table-column table:style-name="Table2.A"/>
        <table:table-row table:style-name="Table2.1">
          <table:table-cell table:style-name="Table2.A1" office:value-type="string">
            <text:p text:style-name="P8">Chants d’oiseaux</text:p>
            <text:p text:style-name="P7"/>
          </table:table-cell>
        </table:table-row>
      </table:table>
      <text:p text:style-name="P2"/>
      <text:p text:style-name="P9">Consigne :</text:p>
      <text:p text:style-name="P9"/>
      <text:list xml:id="list1549365745" text:style-name="WWNum1">
        <text:list-item>
          <text:p text:style-name="P14"><text:span text:style-name="T5">Introduction (5-10 lignes max) :</text:span> Décrivez rapidement votre sujet de recherche, ses différents aspects et enjeux, ainsi que l’angle sous lequel vous avez décidé de le traiter.</text:p>
        </text:list-item>
      </text:list>
      <text:p text:style-name="P1"/>
      <text:list xml:id="list225051192616744" text:continue-numbering="true" text:style-name="WWNum1">
        <text:list-item>
          <text:p text:style-name="P14"><text:span text:style-name="T5">Les mots clés retenus :</text:span> Listez les mots-clés que vous avez utilisés pour votre recherche bibliographique. Organisez-les sous forme de carte heuristique. </text:p>
        </text:list-item>
      </text:list>
      <text:p text:style-name="P2"/>
      <text:list xml:id="list225049577391740" text:continue-numbering="true" text:style-name="WWNum1">
        <text:list-item>
          <text:p text:style-name="P14"><text:span text:style-name="T5">Descriptif de la recherche documentaire (10-15 lignes) :</text:span> Décrivez votre utilisation des différents outils de recherche (moteurs de recherche, base de donnée, catalogues, recherche par rebond etc.). Comparez ensuite les outils entre eux. A quelles sources vous ont-ils permis d’accéder ? Quelles sont leurs spécificités ? Quel est leur niveau de spécialisation ?</text:p>
        </text:list-item>
      </text:list>
      <text:p text:style-name="List_20_Paragraph"/>
      <text:list xml:id="list225050336363246" text:continue-numbering="true" text:style-name="WWNum1">
        <text:list-item>
          <text:p text:style-name="P13"><text:span text:style-name="T5">Bibliographie produite dans le cadre du projet :</text:span> Utilisez la norme ACM.</text:p>
        </text:list-item>
      </text:list>
      <text:p text:style-name="P1"/>
      <text:list xml:id="list225049767721454" text:continue-numbering="true" text:style-name="WWNum1">
        <text:list-item>
          <text:p text:style-name="P14"><text:span text:style-name="T5">Évaluation des sources (5 lignes minimum par source) </text:span>: Choisissez 3 sources parmi votre bibliographie, décrivez la manière dont vous les avez trouvées et faites-en une évaluation critique en utilisant les critères vus sur les supports de TDs. </text:p>
        </text:list-item>
      </text:list>
      <text:p text:style-name="P2"/>
      <text:h text:style-name="P12" text:outline-level="1">Introduction</text:h>
      <text:p text:style-name="P3"><text:span text:style-name="T6">La détection des sons d'oiseaux dans les enregistrements audio est une tâche importante pour la surveillance automatique de la faune, pour la science citoyenne ou pour la gestion des bibliothèques audio. Cependant, la classification de données audio reste un problème difficile et non résolu de manière satisfaisante. La génération actuelle d'outils logiciels exige un travail manuel de la part de l'utilisateur : choisir l'algorithme, définir les paramètres et post-traiter les résultats, </text:span><text:span text:style-name="T7">empêchant à</text:span><text:span text:style-name="T6"> la bioacoustique d'entrer dans l'ère du "</text:span><text:span text:style-name="T4">big data</text:span><text:span text:style-name="T6">". </text:span><text:span text:style-name="T7">La tâche consiste à concevoir un système </text:span><text:span text:style-name="T8">robuste </text:span><text:span text:style-name="T7">qui, à partir d'un court enregistrement audio, renvoie une décision binaire sur la présence ou l'absence d'un bruit d'oiseau (quel qu'il soit). </text:span><text:span text:style-name="T9">On envisagera plusieurs approches pour les algorithmes : des approches non </text:span><text:span text:style-name="T3">deep-learning</text:span><text:span text:style-name="T9"> et des approches </text:span><text:span text:style-name="T3">deep learning</text:span><text:span text:style-name="T9"> (réseaux de neurones).</text:span></text:p>
      <text:h text:style-name="Heading_20_1" text:outline-level="1"><text:bookmark text:name="_GoBack"/>Mots-clés</text:h>
      <text:p text:style-name="P10">traitement du signal – <text:span text:style-name="T16">analyse harmonique – </text:span>classification – machine learning – réseaux de neurones – <text:span text:style-name="T22">oiseaux</text:span></text:p>
      <text:h text:style-name="Heading_20_1" text:outline-level="1">Descriptif de la recherche documentaire</text:h>
      <text:p text:style-name="P11">La recherche documentaire s’est principalement faite sur la lecture de la description du projet disponible sur <text:span text:style-name="T10">le </text:span><text:a xlink:type="simple" xlink:href="https://github.com/DagsHub/audio-datasets/tree/main/Bird-Audio-Detection-challenge" text:style-name="Internet_20_link" text:visited-style-name="Visited_20_Internet_20_Link">GitHub du challenge</text:a> <text:span text:style-name="T10">(qui contient les données, </text:span><text:span text:style-name="T14">le lien nous a été fourni par </text:span><text:span text:style-name="T15">l’encadrant</text:span><text:span text:style-name="T10">)</text:span>. Entre autres, elle inclut plusieurs <text:span text:style-name="T11">articles universitaires : ceux des scientifiques à l’origine du projet, expliquant l’intérêt </text:span><text:span text:style-name="T19">et</text:span><text:span text:style-name="T11"> l’état de l’art de ce challenge </text:span><text:span text:style-name="T12">et ceux des équipes </text:span>ayant participé au challenge, <text:span text:style-name="T13">expliquant</text:span> les méthodes utilisé<text:span text:style-name="T13">e</text:span>s et <text:span text:style-name="T13">les</text:span> résultats obtenus. <text:span text:style-name="T10">Après avoir parcouru ces papiers, l’intérêt s’est également porté sur la bibliographie de chaque article.</text:span></text:p>
      <text:h text:style-name="Heading_20_1" text:outline-level="1">Bibliographie </text:h>
      <text:p text:style-name="P20">[1<text:span text:style-name="T20">]<text:tab/>Sharath Adavanne, Konstantinos Drossos, Emre Çakir, and Tuomas Virtanen. 2017. Stacked convolutional and recurrent neural networks for bird audio detection. In </text:span><text:span text:style-name="T21">2017 25th European Signal Processing Conference (EUSIPCO)</text:span><text:span text:style-name="T20">, 1729–1733. DOI:https://doi.org/10.23919/EUSIPCO.2017.8081505</text:span></text:p>
      <text:p text:style-name="P21">[2]<text:tab/>Emre Cakir, Sharath Adavanne, Giambattista Parascandolo, Konstantinos Drossos, and Tuomas Virtanen. 2017. Convolutional recurrent neural networks for bird audio detection. In <text:span text:style-name="T2">2017 25th European Signal Processing Conference (EUSIPCO)</text:span>, 1744–1748. DOI:https://doi.org/10.23919/EUSIPCO.2017.8081508</text:p>
      <text:p text:style-name="P21">[3]<text:tab/>Thomas Grill and Jan Schlüter. 2017. Two convolutional neural networks for bird detection in audio signals. In <text:span text:style-name="T2">2017 25th European Signal Processing Conference (EUSIPCO)</text:span>, 1764–1768. DOI:https://doi.org/10.23919/EUSIPCO.2017.8081512</text:p>
      <text:p text:style-name="P21">[4]<text:tab/>Qiuqiang Kong, Yong Xu, and Mark D. Plumbley. 2017. Joint detection and classification convolutional neural network on weakly labelled bird audio detection. In <text:span text:style-name="T2">2017 25th European Signal Processing Conference (EUSIPCO)</text:span>, 1749–1753. DOI:https://doi.org/10.23919/EUSIPCO.2017.8081509</text:p>
      <text:p text:style-name="P21">[5]<text:tab/>Thomas Pellegrini. 2017. Densely connected CNNs for bird audio detection. In <text:span text:style-name="T2">2017 25th European Signal Processing Conference (EUSIPCO)</text:span>, 1734–1738. DOI:https://doi.org/10.23919/EUSIPCO.2017.8081506</text:p>
      <text:p text:style-name="P21">[6]<text:tab/>Dan Stowell, Michael D. Wood, Hanna Pamuła, Yannis Stylianou, and Hervé Glotin. 2019. Automatic acoustic detection of birds through deep learning: The first Bird Audio Detection challenge. <text:span text:style-name="T2">Methods in Ecology and Evolution</text:span> 10, 3 (2019), 368–380. DOI:https://doi.org/10.1111/2041-210X.13103</text:p>
      <text:p text:style-name="P21">[7]<text:tab/>Dan Stowell, Mike Wood, Yannis Stylianou, and Hervé Glotin. 2016. Bird detection in audio: a survey and a challenge. DOI:https://doi.org/10.48550/arXiv.1608.03417</text:p>
      <text:p text:style-name="P21">[8]<text:tab/>Anshul Thakur, R. Jyothi, Padmanabhan Rajan, and A.D. Dileep. 2017. Rapid bird activity detection using probabilistic sequence kernels. In <text:span text:style-name="T2">2017 25th European Signal Processing Conference (EUSIPCO)</text:span>, 1754–1758. DOI:https://doi.org/10.23919/EUSIPCO.2017.8081510</text:p>
      <text:p text:style-name="P21">[9]<text:tab/>Anshul Thakur, R. Jyothi, Padmanabhan Rajan, and A.D. Dileep. 2017. Rapid bird activity detection using probabilistic sequence kernels. In <text:span text:style-name="T2">2017 25th European Signal Processing Conference (EUSIPCO)</text:span>, 1754–1758. DOI:https://doi.org/10.23919/EUSIPCO.2017.8081510</text:p>
      <text:p text:style-name="P22"/>
      <text:h text:style-name="Heading_20_1" text:outline-level="1"><text:soft-page-break/>Évaluation des sources</text:h>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loext:linked-style-name="Texte_20_de_20_bulles_20_C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RRIAUX Helene</meta:initial-creator>
    <meta:editing-cycles>26</meta:editing-cycles>
    <meta:creation-date>2022-07-19T09:34:00</meta:creation-date>
    <dc:date>2023-02-21T22:50:06.028752041</dc:date>
    <meta:editing-duration>PT1H9M53S</meta:editing-duration>
    <meta:generator>LibreOffice/7.4.5.1$Linux_X86_64 LibreOffice_project/40$Build-1</meta:generator>
    <meta:document-statistic meta:table-count="2" meta:image-count="0" meta:object-count="0" meta:page-count="3" meta:paragraph-count="30" meta:word-count="707" meta:character-count="5216" meta:non-whitespace-character-count="4542"/>
    <meta:user-defined meta:name="AppVersion">16.0000</meta:user-defined>
    <meta:user-defined meta:name="Company">Université P &amp; M Curie</meta:user-defined>
    <meta:template xlink:type="simple" xlink:actuate="onRequest" xlink:title="Normal" xlink:href=""/>
  </office:meta>
</office:document-meta>
</file>